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16in"/>
    </style:style>
    <style:style style:name="co3" style:family="table-column">
      <style:table-column-properties fo:break-before="auto" style:column-width="1.452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1.3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3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ducts</text:p>
          </table:table-cell>
          <table:covered-table-cell table:number-columns-repeated="3" table:style-name="ce3"/>
        </table:table-row>
        <table:table-row table:style-name="ro1">
          <table:table-cell/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2">
          <table:table-cell/>
          <table:table-cell table:style-name="ce1" office:value-type="string" calcext:value-type="string">
            <text:p>VARCHAR(36), PK</text:p>
          </table:table-cell>
          <table:table-cell table:style-name="ce1" office:value-type="string" calcext:value-type="string">
            <text:p>VARCHAR(255), N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DECIMAL(10, 2)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SELECT * FROM Product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4">
          <table:table-cell/>
          <table:table-cell office:value-type="string" calcext:value-type="string">
            <text:p>SELECT * FROM Product WHERE price &gt; 10000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5">
          <table:table-cell/>
          <table:table-cell office:value-type="string" calcext:value-type="string">
            <text:p>SELECT * FROM Product WHERE description IS NOT NULL ORDER BY title ASC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SELECT * from A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/>CREATE DATABASE ProductsApplication;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4"/>USE ProductsApplication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 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products(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8"/>product_id VARCHAR(36) NOT NULL,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8"/>title VARCHAR(255) DEFAULT NULL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8"/>PRIMARY KEY (product_i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)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INSERT INTO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4"/>products (product_id, title, description, pric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VALU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8"/>'36239a24-f71d-4f11-a93e-506775f882e9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8"/>'Pixel 6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8"/>'A high-end smartphone with cutting-edge technology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999" calcext:value-type="float">
            <text:p>56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)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INSERT INTO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<text:s text:c="16"/>products (product_id, title, description, price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VALU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16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20"/>'88a3f826-9c3d-4f7c-a56e-156d7c3f3b28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20"/>'Phone X',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<text:s text:c="20"/>'A sleek and powerful smartphone with the latest features.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20"/>'8499.99'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6"/>)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INSERT INTO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8"/>products (product_id, title, description, pric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VALU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5c5f94eb-7e38-45e1-b7c9-57dfb7a2b93c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Nova 8i',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A mid-range smartphone with a large display and great camera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99.5" calcext:value-type="float">
            <text:p>11999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e144947e-3af7-4d3c-8327-ecf39255617d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Zenfone 8',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A compact smartphone with premium features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99.75" calcext:value-type="float">
            <text:p>25999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4f4b4f16-77cb-4c24-bcae-238cde406fb3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Reno6',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A stylish smartphone with advanced camera capabilities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99.5" calcext:value-type="float">
            <text:p>25999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34e1a2a7-d0a9-4c7a-99f6-c2d5b5afaa06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Galaxy A52',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A mid-range smartphone with a large battery and display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99.25" calcext:value-type="float">
            <text:p>17999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efd82d85-8dd6-4979-bf5c-96933d9c2f7d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Redmi Note 11',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A budget-friendly smartphone with a powerful processor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99" calcext:value-type="float">
            <text:p>7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6f1a6b96-6cd2-439c-a648-88b9f287f7d2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Moto G60',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<text:s text:c="12"/>'A reliable and durable smartphone with a long-lasting battery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99" calcext:value-type="float">
            <text:p>15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9b4d4a1a-5224-4ad4-b4e3-053dcbfa0f3c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iPhone SE',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A compact and affordable iPhone with great performance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999.5" calcext:value-type="float">
            <text:p>38999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a3d0fa3b-8e2c-4d19-bf2a-950b8c998a58',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12"/>'Galaxy Z Flip 3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A foldable smartphone with a unique design.'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999" calcext:value-type="float">
            <text:p>79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CREATE 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images(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image_id VARCHAR(36) NOT NULL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url TEXT NOT NULL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product_id VARCHAR(36) NOT NULL,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12"/>PRIMARY KEY (image_id),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<text:s text:c="12"/>FOREIGN KEY (product_id) REFERENCES products(product_i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INSERT IN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8"/>images (image_id, url, product_i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VALU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2010c194-e446-11ed-b5ea-0242ac120002',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12"/>'abcde',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2010d83c-e446-11ed-b5ea-0242ac120002'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INSERT IN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8"/>images (image_id, url, product_i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VALU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2010c194-e446-11ed-b5ea-0242ac120002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https://unsplash.com/photos/0VGG7cqTwCo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6f1a6b96-6cd2-439c-a648-88b9f287f7d2'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;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SERT IN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8"/>images (image_id, url, product_i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VALU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2010c73e-e446-11ed-b5ea-0242ac120002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https://unsplash.com/photos/0VGG7cqTwCo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6f1a6b96-6cd2-439c-a648-88b9f287f7d2'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2010c964-e446-11ed-b5ea-0242ac120002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https://unsplash.com/photos/Uae7ouMw91A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6f1a6b96-6cd2-439c-a648-88b9f287f7d2'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 text:c="12"/>'2010cc20-e446-11ed-b5ea-0242ac120002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https://unsplash.com/photos/uCz5tX1P620',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s text:c="12"/>'6f1a6b96-6cd2-439c-a648-88b9f287f7d2'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8"/>);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3:14:06.206000000</meta:creation-date>
    <dc:date>2024-12-08T13:17:25.675000000</dc:date>
    <meta:editing-duration>PT3M19S</meta:editing-duration>
    <meta:editing-cycles>1</meta:editing-cycles>
    <meta:document-statistic meta:table-count="1" meta:cell-count="132" meta:object-count="0"/>
    <meta:generator>LibreOffice/24.8.3.2$Windows_X86_64 LibreOffice_project/48a6bac9e7e268aeb4c3483fcf825c94556d9f92</meta:generator>
  </office:meta>
</office:document-meta>
</file>